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Tabella1" style:family="table">
      <style:table-properties style:width="18.971cm" fo:margin-left="0.203cm" table:align="left"/>
    </style:style>
    <style:style style:name="Tabella1.A" style:family="table-column">
      <style:table-column-properties style:column-width="4.048cm"/>
    </style:style>
    <style:style style:name="Tabella1.B" style:family="table-column">
      <style:table-column-properties style:column-width="10.98cm"/>
    </style:style>
    <style:style style:name="Tabella1.C" style:family="table-column">
      <style:table-column-properties style:column-width="3.942cm"/>
    </style:style>
    <style:style style:name="Tabella1.A1" style:family="table-cell">
      <style:table-cell-properties fo:padding="0.176cm" fo:border="1pt solid #000000" style:writing-mode="lr-tb"/>
    </style:style>
    <style:style style:name="Tabella1.2" style:family="table-row">
      <style:table-row-properties style:min-row-height="0.776cm" style:use-optimal-row-height="false"/>
    </style:style>
    <style:style style:name="Tabella1.A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fo:background-color="#ffff00"/>
    </style:style>
    <style:style style:name="P6" style:family="paragraph" style:parent-style-name="Heading_20_1" style:master-page-name="MP0">
      <style:paragraph-properties fo:text-align="center" style:justify-single-word="false" style:page-number="1" fo:break-before="pag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/>
    </style:style>
    <style:style style:name="P9" style:family="paragraph" style:parent-style-name="Standard" style:list-style-name="WWNum5"/>
    <style:style style:name="P10" style:family="paragraph" style:parent-style-name="Standard" style:list-style-name="WWNum2"/>
    <style:style style:name="P11" style:family="paragraph" style:parent-style-name="Standard">
      <style:paragraph-properties fo:line-height="100%" fo:text-align="start" style:justify-single-word="false"/>
    </style:style>
    <style:style style:name="P12" style:family="paragraph" style:parent-style-name="Standard" style:list-style-name="WWNum3">
      <style:paragraph-properties fo:line-height="100%" fo:text-align="start" style:justify-single-word="false"/>
    </style:style>
    <style:style style:name="P13" style:family="paragraph" style:parent-style-name="Standard" style:list-style-name="WWNum4"/>
    <style:style style:name="P14" style:family="paragraph" style:parent-style-name="Standard" style:list-style-name="WWNum1"/>
    <style:style style:name="P15" style:family="paragraph" style:parent-style-name="Standard">
      <style:paragraph-properties fo:line-height="100%" fo:text-align="start" style:justify-single-word="false"/>
      <style:text-properties officeooo:rsid="00025b51" officeooo:paragraph-rsid="00025b5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 text:name="_xnpej58wjtez"/>Glossario 2020/21</text:h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670401470736">
          <table:table-cell table:style-name="Tabella1.A1" office:value-type="string">
            <text:h text:style-name="P8" text:outline-level="3"><text:bookmark text:name="_lk99ucbvu149"/>Termine</text:h>
          </table:table-cell>
          <table:table-cell table:style-name="Tabella1.A1" office:value-type="string">
            <text:h text:style-name="P7" text:outline-level="3"><text:bookmark text:name="_pll4miy809tn"/>Descrizione</text:h>
          </table:table-cell>
          <table:table-cell table:style-name="Tabella1.A1" office:value-type="string">
            <text:h text:style-name="P7" text:outline-level="3"><text:bookmark text:name="_pll4miy809tn1"/>Sinonimi</text:h>
          </table:table-cell>
        </table:table-row>
        <table:table-row table:style-name="Tabella1.2">
          <table:table-cell table:style-name="Tabella1.A1" table:number-columns-spanned="3" office:value-type="string">
            <text:p text:style-name="P1">Attori</text:p>
          </table:table-cell>
          <table:covered-table-cell/>
          <table:covered-table-cell/>
        </table:table-row>
        <table:table-row table:style-name="TableLine1670401482704">
          <table:table-cell table:style-name="Tabella1.A1" office:value-type="string">
            <text:p text:style-name="P3">Chef</text:p>
          </table:table-cell>
          <table:table-cell table:style-name="Tabella1.A1" office:value-type="string">
            <text:p text:style-name="Standard">Stabilisce il <text:span text:style-name="Car._20_predefinito_20_paragrafo"><text:span text:style-name="T1">menù</text:span></text:span> per gli eventi e ne supervisiona la preparazione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67200">
          <table:table-cell table:style-name="Tabella1.A1" office:value-type="string">
            <text:p text:style-name="P3">Cliente</text:p>
          </table:table-cell>
          <table:table-cell table:style-name="Tabella1.A1" office:value-type="string">
            <text:p text:style-name="Standard">Colui che commissiona l’organizzazione di un <text:span text:style-name="Car._20_predefinito_20_paragrafo"><text:span text:style-name="T1">evento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72640">
          <table:table-cell table:style-name="Tabella1.A1" office:value-type="string">
            <text:p text:style-name="P3">Cuoco</text:p>
          </table:table-cell>
          <table:table-cell table:style-name="Tabella1.A1" office:value-type="string">
            <text:p text:style-name="Standard">Prepara il <text:span text:style-name="Car._20_predefinito_20_paragrafo"><text:span text:style-name="T1">cibo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80800">
          <table:table-cell table:style-name="Tabella1.A1" office:value-type="string">
            <text:p text:style-name="P3">Organizzatore</text:p>
          </table:table-cell>
          <table:table-cell table:style-name="Tabella1.A1" office:value-type="string">
            <text:p text:style-name="P2">La persona che gestisce il <text:span text:style-name="Car._20_predefinito_20_paragrafo"><text:span text:style-name="T1">personale</text:span></text:span> e gli <text:span text:style-name="Car._20_predefinito_20_paragrafo"><text:span text:style-name="T1">eventi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69104">
          <table:table-cell table:style-name="Tabella1.A1" office:value-type="string">
            <text:p text:style-name="P3">Personale</text:p>
          </table:table-cell>
          <table:table-cell table:style-name="Tabella1.A1" office:value-type="string">
            <text:p text:style-name="P2">La parola personale è usata in modo ambiguo nel testo per intendere talvolta tutti i dipendenti (chef, cuochi, personale di servizio), talvolta soltanto i dipendenti soggetti a turni (cuochi e personale di servizio). In presenza di questo termine consultare il cliente per disambiguare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73456">
          <table:table-cell table:style-name="Tabella1.A1" office:value-type="string">
            <text:p text:style-name="P3">Personale di Servizio</text:p>
          </table:table-cell>
          <table:table-cell table:style-name="Tabella1.A1" office:value-type="string">
            <text:p text:style-name="P2">Le persone (maître e camerieri) che si occupano del servizio durante l’evento stesso.</text:p>
          </table:table-cell>
          <table:table-cell table:style-name="Tabella1.A1" office:value-type="string">
            <text:p text:style-name="P3">Staff di supporto</text:p>
          </table:table-cell>
        </table:table-row>
        <table:table-row table:style-name="TableLine1670401468016">
          <table:table-cell table:style-name="Tabella1.A1" office:value-type="string">
            <text:p text:style-name="P3">Utente</text:p>
          </table:table-cell>
          <table:table-cell table:style-name="Tabella1.A1" office:value-type="string">
            <text:p text:style-name="Standard">Generico utilizzatore dell’applicazione (ha necessariamente un ruolo fra <text:span text:style-name="Car._20_predefinito_20_paragrafo"><text:span text:style-name="T1">organizzatore</text:span></text:span>, <text:span text:style-name="Car._20_predefinito_20_paragrafo"><text:span text:style-name="T1">chef</text:span></text:span>, <text:span text:style-name="Car._20_predefinito_20_paragrafo"><text:span text:style-name="T1">cuoco</text:span></text:span>, <text:span text:style-name="Car._20_predefinito_20_paragrafo"><text:span text:style-name="T1">personale di servizio</text:span></text:span>)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table:number-columns-spanned="3" office:value-type="string">
            <text:p text:style-name="P1">Dominio dell’applicazione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3">Autore (di una <text:span text:style-name="Car._20_predefinito_20_paragrafo"><text:span text:style-name="T1">ricetta</text:span></text:span>)</text:p>
          </table:table-cell>
          <table:table-cell table:style-name="Tabella1.A1" office:value-type="string">
            <text:p text:style-name="P3">Chi ha ideato la <text:span text:style-name="Car._20_predefinito_20_paragrafo"><text:span text:style-name="T1">ricetta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Cibo</text:p>
          </table:table-cell>
          <table:table-cell table:style-name="Tabella1.A1" office:value-type="string">
            <text:p text:style-name="Standard">Piatti preparati (seguendo una <text:span text:style-name="Car._20_predefinito_20_paragrafo"><text:span text:style-name="T1">ricetta</text:span></text:span> del <text:span text:style-name="Car._20_predefinito_20_paragrafo"><text:span text:style-name="T1">ricettario</text:span></text:span>) per essere consumati durante un <text:span text:style-name="Car._20_predefinito_20_paragrafo"><text:span text:style-name="T1">servizio</text:span></text:span>.</text:p>
          </table:table-cell>
          <table:table-cell table:style-name="Tabella1.A1" office:value-type="string">
            <text:p text:style-name="P3">Pietanze</text:p>
          </table:table-cell>
        </table:table-row>
        <table:table-row table:style-name="Tabella1.2">
          <table:table-cell table:style-name="Tabella1.A1" office:value-type="string">
            <text:p text:style-name="P3">Dose (di un <text:span text:style-name="Car._20_predefinito_20_paragrafo"><text:span text:style-name="T1">ingrediente</text:span></text:span>)</text:p>
          </table:table-cell>
          <table:table-cell table:style-name="Tabella1.A1" office:value-type="string">
            <text:p text:style-name="P3">Indica la quantità di ogni <text:span text:style-name="Car._20_predefinito_20_paragrafo"><text:span text:style-name="T1">ingrediente</text:span></text:span> (di base o preparati) necessario alla preparazione di un piatto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Emendamento di un <text:span text:style-name="Car._20_predefinito_20_paragrafo"><text:span text:style-name="T1">menù</text:span></text:span></text:p>
          </table:table-cell>
          <table:table-cell table:style-name="Tabella1.A1" office:value-type="string">
            <text:p text:style-name="P3">Modifica <text:s/>effettuata <text:s/>nel <text:span text:style-name="Car._20_predefinito_20_paragrafo"><text:span text:style-name="T1">menù</text:span></text:span> di un <text:span text:style-name="Car._20_predefinito_20_paragrafo"><text:span text:style-name="T1">evento</text:span></text:span> da parte dello <text:span text:style-name="Car._20_predefinito_20_paragrafo"><text:span text:style-name="T1">chef</text:span></text:span> che può <text:s text:c="2"/>togliere o aggiungere piatti. Queste modifiche non si riflettono sul <text:s/>menù originale, gli emendamenti restano visibili come aggiunte o eliminazioni limitate all’evento in questione. Anche l’<text:span text:style-name="Car._20_predefinito_20_paragrafo"><text:span text:style-name="T1">organizzatore</text:span></text:span> può proporre questi emendamenti, che però <text:s/>dovranno essere approvati dallo <text:span text:style-name="Car._20_predefinito_20_paragrafo"><text:span text:style-name="T1">chef</text:span></text:span>.</text:p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4">Estrapolazione di <text:soft-page-break/><text:span text:style-name="Car._20_predefinito_20_paragrafo"><text:span text:style-name="T1">preparazioni</text:span></text:span></text:p>
          </table:table-cell>
          <table:table-cell table:style-name="Tabella1.A1" office:value-type="string">
            <text:p text:style-name="P3">Trasformazione di una parte <text:s/>di <text:span text:style-name="Car._20_predefinito_20_paragrafo"><text:span text:style-name="T1">ricetta</text:span></text:span> in una <text:soft-page-break/><text:span text:style-name="Car._20_predefinito_20_paragrafo"><text:span text:style-name="T1">preparazione</text:span></text:span> <text:s/>a sé stante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80256">
          <table:table-cell table:style-name="Tabella1.A1" office:value-type="string">
            <text:p text:style-name="P3">Evento</text:p>
          </table:table-cell>
          <table:table-cell table:style-name="Tabella1.A1" office:value-type="string">
            <text:p text:style-name="Standard">Contesto in cui viene fornito il servizio di catering.</text:p>
            <text:p text:style-name="Standard">Può essere ad es. un pranzo, una cena, un aperitivo, un buffet, un coffee break...</text:p>
            <text:p text:style-name="Standard">Prevede due momenti diversi, il <text:span text:style-name="Car._20_predefinito_20_paragrafo"><text:span text:style-name="T1">lavoro preparatorio</text:span></text:span> e il <text:span text:style-name="Car._20_predefinito_20_paragrafo"><text:span text:style-name="T1">servizio</text:span></text:span>.</text:p>
            <text:p text:style-name="Standard">Se ne fa carico un <text:span text:style-name="Car._20_predefinito_20_paragrafo"><text:span text:style-name="T1">organizzatore</text:span></text:span>, mentre la cucina è affidata a uno <text:span text:style-name="Car._20_predefinito_20_paragrafo"><text:span text:style-name="T1">chef</text:span></text:span>.</text:p>
            <text:p text:style-name="P2">Un evento può essere semplice, e prevedere un singolo <text:span text:style-name="Car._20_predefinito_20_paragrafo"><text:span text:style-name="T1">servizio</text:span></text:span>, o complesso.</text:p>
            <text:p text:style-name="P2">Un evento complesso può prevedere più <text:span text:style-name="Car._20_predefinito_20_paragrafo"><text:span text:style-name="T1">servizi</text:span></text:span> (pranzo e cena, colazione e pranzo, coffee-break mattino e pomeriggio, ecc) in un unica giornata e/o prevedere più giornate.</text:p>
            <text:p text:style-name="P2">Gli eventi possono inoltre essere classificati come ricorrenti nel caso in cui si ripetano con una certa regolarità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Ingrediente</text:p>
          </table:table-cell>
          <table:table-cell table:style-name="Tabella1.A1" office:value-type="string">
            <text:p text:style-name="P3">Materia prima per preparare un piatto. Può essere di base, ovvero scelto da un elenco che si immagina predefinito nel software e che dovrà essere il più possibile esaustivo, oppure un preparato realizzato in cucina dagli stessi cuochi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Insieme delle istruzioni (di una ricetta)</text:p>
          </table:table-cell>
          <table:table-cell table:style-name="Tabella1.A1" office:value-type="string">
            <text:p text:style-name="P3">Spiegazione di come trasformare gli <text:span text:style-name="Car._20_predefinito_20_paragrafo"><text:span text:style-name="T1">ingredienti</text:span></text:span> di partenza in un prodotto finito.</text:p>
            <text:p text:style-name="Standard">Sono divise in due sezioni, la parte che può essere realizzata in anticipo e quella che deve essere realizzata all’ultimo sul posto dell’evento. Naturalmente è possibile che una delle due sezioni sia vuota.</text:p>
            <text:p text:style-name="Standard">Ogni singola istruzione è rappresentata da un <text:span text:style-name="Car._20_predefinito_20_paragrafo"><text:span text:style-name="T1">passo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5">Menù</text:p>
          </table:table-cell>
          <table:table-cell table:style-name="Tabella1.A1" office:value-type="string">
            <text:p text:style-name="P3">Descrive quali piatti vengono proposti in un dato <text:span text:style-name="Car._20_predefinito_20_paragrafo"><text:span text:style-name="T1">servizio</text:span></text:span> (nell’ambito di un <text:span text:style-name="Car._20_predefinito_20_paragrafo"><text:span text:style-name="T1">evento</text:span></text:span>)</text:p>
            <text:p text:style-name="P3">Si compone di diverse <text:span text:style-name="Car._20_predefinito_20_paragrafo"><text:span text:style-name="T1">voci</text:span></text:span>, opzionalmente organizzate in <text:span text:style-name="Car._20_predefinito_20_paragrafo"><text:span text:style-name="T1">sezioni</text:span></text:span>.</text:p>
            <text:p text:style-name="P3"/>
            <text:p text:style-name="P3">Lo chef costruisce i suoi menù a partire dalle <text:span text:style-name="Car._20_predefinito_20_paragrafo"><text:span text:style-name="T1">ricette</text:span></text:span> nel <text:span text:style-name="Car._20_predefinito_20_paragrafo"><text:span text:style-name="T1">ricettario</text:span></text:span>.</text:p>
            <text:p text:style-name="P3"/>
            <text:p text:style-name="Standard">Un menù è caratterizzato da informazioni aggiuntive, quali:</text:p>
            <text:list xml:id="list3925528886" text:style-name="WWNum5">
              <text:list-item>
                <text:p text:style-name="P9">se è consigliata la presenza di un cuoco durante il servizio per finalizzare le preparazioni</text:p>
              </text:list-item>
              <text:list-item>
                <text:p text:style-name="P9">se prevede solo piatti freddi o anche piatti caldi</text:p>
              </text:list-item>
              <text:list-item>
                <text:p text:style-name="P9">se richiede la disponibilità di una cucina nella sede dell’evento</text:p>
              </text:list-item>
              <text:list-item>
                <text:p text:style-name="P9">se è adeguato per un buffet</text:p>
              </text:list-item>
              <text:list-item>
                <text:p text:style-name="P9"><text:soft-page-break/>se può essere fruito senza posate (finger food)</text:p>
              </text:list-item>
            </text:list>
            <text:p text:style-name="Standard"/>
            <text:p text:style-name="P3">Un menù può essere modificato fintanto che non è utilizzato in alcun <text:span text:style-name="Car._20_predefinito_20_paragrafo"><text:span text:style-name="T1">evento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Passo</text:p>
          </table:table-cell>
          <table:table-cell table:style-name="Tabella1.A1" office:value-type="string">
            <text:p text:style-name="Standard">Singolo elemento che compone le <text:span text:style-name="Car._20_predefinito_20_paragrafo"><text:span text:style-name="T1">istruzioni</text:span></text:span> di una <text:span text:style-name="Car._20_predefinito_20_paragrafo"><text:span text:style-name="T1">ricetta</text:span></text:span>:</text:p>
            <text:list xml:id="list2999880504" text:style-name="WWNum2">
              <text:list-item>
                <text:p text:style-name="P10">passo semplice: un singolo passaggio di svolgimento;</text:p>
              </text:list-item>
              <text:list-item>
                <text:p text:style-name="P10">raggruppamento: una sequenza di passi che vengono uno dopo l’altro</text:p>
              </text:list-item>
              <text:list-item>
                <text:p text:style-name="P10">variante: formato da un passo “principale” e da una “variante”</text:p>
              </text:list-item>
              <text:list-item>
                <text:p text:style-name="P10">ripetizione: un passo con l’indicazione di una regola di ripetizione</text:p>
              </text:list-item>
            </text:list>
          </table:table-cell>
          <table:table-cell table:style-name="Tabella1.A1" office:value-type="string">
            <text:p text:style-name="P3">Istruzione</text:p>
          </table:table-cell>
        </table:table-row>
        <table:table-row table:style-name="Tabella1.2">
          <table:table-cell table:style-name="Tabella1.A1" office:value-type="string">
            <text:p text:style-name="P3">Porzione</text:p>
          </table:table-cell>
          <table:table-cell table:style-name="Tabella1.A1" office:value-type="string">
            <text:p text:style-name="P3">Quantità indicativa di un piatto finito per una persona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Preparazione</text:p>
          </table:table-cell>
          <table:table-cell table:style-name="Tabella1.A1" office:value-type="string">
            <text:p text:style-name="Standard">Simile a una <text:span text:style-name="Car._20_predefinito_20_paragrafo"><text:span text:style-name="T1">ricetta</text:span></text:span>, ma descrive come realizzare un preparato da utilizzare in un’altra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94128">
          <table:table-cell table:style-name="Tabella1.A1" office:value-type="string">
            <text:p text:style-name="P4">Preparazione in sede</text:p>
          </table:table-cell>
          <table:table-cell table:style-name="Tabella1.A1" office:value-type="string">
            <text:p text:style-name="P3">Fase in cui i cuochi si dedicano ad anticipare alcune preparazioni e ricette necessarie per un <text:span text:style-name="Car._20_predefinito_20_paragrafo"><text:span text:style-name="T1">servizio</text:span></text:span>.</text:p>
          </table:table-cell>
          <table:table-cell table:style-name="Tabella1.A1" office:value-type="string">
            <text:p text:style-name="P3">Lavoro preparatorio</text:p>
          </table:table-cell>
        </table:table-row>
        <table:table-row table:style-name="Tabella1.2">
          <table:table-cell table:style-name="Tabella1.A1" office:value-type="string">
            <text:p text:style-name="P3">Proprietario (di una <text:span text:style-name="Car._20_predefinito_20_paragrafo"><text:span text:style-name="T1">ricetta</text:span></text:span>)</text:p>
          </table:table-cell>
          <table:table-cell table:style-name="Tabella1.A1" office:value-type="string">
            <text:p text:style-name="P3">Chi ha inserito la <text:span text:style-name="Car._20_predefinito_20_paragrafo"><text:span text:style-name="T1">ricetta</text:span></text:span> nel <text:span text:style-name="Car._20_predefinito_20_paragrafo"><text:span text:style-name="T1">ricettario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Ricetta</text:p>
          </table:table-cell>
          <table:table-cell table:style-name="Tabella1.A1" office:value-type="string">
            <text:p text:style-name="Standard">Descrive come preparare un piatto da servire a tavola.</text:p>
            <text:p text:style-name="Standard">E’ caratterizzata da un nome, da un proprietario opzionalmente da un autore e può essere accompagnata da una descrizione breve di ciò che realizza o da altre note che si ritiene possano essere di interesse.</text:p>
            <text:p text:style-name="P3">Può essere accompagnata da tag che segnalano ricette vegetariane, senza latticini, senza uova, senza glutine, vegane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Ricettario</text:p>
          </table:table-cell>
          <table:table-cell table:style-name="Tabella1.A1" office:value-type="string">
            <text:p text:style-name="P3">Un elenco/raccolta di <text:span text:style-name="Car._20_predefinito_20_paragrafo"><text:span text:style-name="T1">ricette</text:span></text:span> e <text:span text:style-name="Car._20_predefinito_20_paragrafo"><text:span text:style-name="T1">preparazioni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95760">
          <table:table-cell table:style-name="Tabella1.A1" office:value-type="string">
            <text:p text:style-name="P3">Ruolo</text:p>
          </table:table-cell>
          <table:table-cell table:style-name="Tabella1.A1" office:value-type="string">
            <text:p text:style-name="Standard">Specifica mansione assegnata a un membro del <text:span text:style-name="Car._20_predefinito_20_paragrafo"><text:span text:style-name="T1">personale di servizio</text:span></text:span> in un <text:span text:style-name="Car._20_predefinito_20_paragrafo"><text:span text:style-name="T1">dato servizio</text:span>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98480">
          <table:table-cell table:style-name="Tabella1.A1" office:value-type="string">
            <text:p text:style-name="P3">Scheda di un <text:span text:style-name="Car._20_predefinito_20_paragrafo"><text:span text:style-name="T1">evento</text:span></text:span></text:p>
          </table:table-cell>
          <table:table-cell table:style-name="Tabella1.A1" office:value-type="string">
            <text:p text:style-name="P3">Creata dall’<text:span text:style-name="Car._20_predefinito_20_paragrafo"><text:span text:style-name="T1">organizzatore</text:span></text:span>, è il documento in cui sono descritte le caratteristiche dell’<text:span text:style-name="Car._20_predefinito_20_paragrafo"><text:span text:style-name="T1">evento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85424">
          <table:table-cell table:style-name="Tabella1.A1" office:value-type="string">
            <text:p text:style-name="P3">Sede</text:p>
          </table:table-cell>
          <table:table-cell table:style-name="Tabella1.A1" office:value-type="string">
            <text:p text:style-name="P3">Ubicazione della società di catering e delle relative cucine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93312">
          <table:table-cell table:style-name="Tabella1.A1" office:value-type="string">
            <text:p text:style-name="P3">Sede di un <text:span text:style-name="Car._20_predefinito_20_paragrafo"><text:span text:style-name="T1">evento</text:span></text:span></text:p>
          </table:table-cell>
          <table:table-cell table:style-name="Tabella1.A1" office:value-type="string">
            <text:p text:style-name="P3">Luogo di svolgimento degli eventi</text:p>
          </table:table-cell>
          <table:table-cell table:style-name="Tabella1.A1" office:value-type="string">
            <text:p text:style-name="P3"/>
          </table:table-cell>
        </table:table-row>
        <text:soft-page-break/>
        <table:table-row table:style-name="TableLine1670401497936">
          <table:table-cell table:style-name="Tabella1.A1" office:value-type="string">
            <text:p text:style-name="P3">Servizio</text:p>
          </table:table-cell>
          <table:table-cell table:style-name="Tabella1.A1" office:value-type="string">
            <text:p text:style-name="P3">Attività che consiste nel servire ai partecipanti i piatti e le bevande preparati. Include l’allestimento preliminare e il rigoverno al termine. Può andare dal semplice buffet all’allestimento di una sala ristorante.</text:p>
            <text:p text:style-name="P3">Uno stesso <text:span text:style-name="Car._20_predefinito_20_paragrafo"><text:span text:style-name="T1">evento</text:span></text:span> può prevedere più servizi, anche in <text:span text:style-name="Car._20_predefinito_20_paragrafo"><text:span text:style-name="T1">sedi</text:span></text:span> diverse. Ciascun servizio avrà una precisa fascia oraria, e naturalmente un proprio <text:span text:style-name="Car._20_predefinito_20_paragrafo"><text:span text:style-name="T1">menu</text:span></text:span> e un proprio <text:span text:style-name="Car._20_predefinito_20_paragrafo"><text:span text:style-name="T1">staff di supporto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495488">
          <table:table-cell table:style-name="Tabella1.A1" office:value-type="string">
            <text:p text:style-name="P3"><text:span text:style-name="Car._20_predefinito_20_paragrafo"><text:span text:style-name="T4">Sezione di un </text:span></text:span><text:span text:style-name="Car._20_predefinito_20_paragrafo"><text:span text:style-name="T3">menù</text:span></text:span></text:p>
          </table:table-cell>
          <table:table-cell table:style-name="Tabella1.A1" office:value-type="string">
            <text:p text:style-name="P3">Partizionamento (opzionale) di un <text:span text:style-name="Car._20_predefinito_20_paragrafo"><text:span text:style-name="T1">menù</text:span></text:span>. Ad es.: primi, secondi, dolci sono sezioni.</text:p>
          </table:table-cell>
          <table:table-cell table:style-name="Tabella1.A1" office:value-type="string"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Standard">Tempistiche di una <text:span text:style-name="Car._20_predefinito_20_paragrafo"><text:span text:style-name="T1">ricetta</text:span></text:span></text:p>
          </table:table-cell>
          <table:table-cell table:style-name="Tabella1.A1" office:value-type="string">
            <text:p text:style-name="P3">Si suddivide in:</text:p>
            <text:list xml:id="list628097337" text:style-name="WWNum3">
              <text:list-item>
                <text:p text:style-name="P12"><text:span text:style-name="Car._20_predefinito_20_paragrafo"><text:span text:style-name="T1">tempo di attività concreta (TAC) </text:span></text:span>richiesto a chi la prepara. Per definire questo tempo si dovranno specificare due fattori: il tempo costante (TACc), che non dipende dal numero di porzioni, e il tempo variabile (TACv), che dipende invece dal numero di porzioni.</text:p>
              </text:list-item>
              <text:list-item>
                <text:p text:style-name="P12"><text:span text:style-name="Car._20_predefinito_20_paragrafo"><text:span text:style-name="T1">il tempo totale di preparazione (TT)</text:span></text:span>, ossia quanto passa dal momento in cui si inizia a svolgere la ricetta al momento in cui può essere servita. Questo include anche quelli che per il cuoco sono tempi morti.</text:p>
              </text:list-item>
              <text:list-item>
                <text:p text:style-name="P12"><text:span text:style-name="Car._20_predefinito_20_paragrafo"><text:span text:style-name="T1">il tempo di ultimazione (TU)</text:span></text:span>, ossia quanto tempo serve in fase di servizio per ultimare il piatto; rientrano in questa categoria tutte le cose che devono essere fatte all’ultimo. Anche qui avremo una suddivisione in due fattori costante (TUc), indipendente dal numero di porzioni, e variabile (TUv), dipendente dal numero di porzioni.</text:p>
              </text:list-item>
            </text:list>
          </table:table-cell>
          <table:table-cell table:style-name="Tabella1.A1" office:value-type="string">
            <text:p text:style-name="P3"/>
          </table:table-cell>
        </table:table-row>
        <table:table-row table:style-name="TableLine1670401518336">
          <table:table-cell table:style-name="Tabella1.A1" office:value-type="string">
            <text:p text:style-name="P4">Turno</text:p>
          </table:table-cell>
          <table:table-cell table:style-name="Tabella1.A1" office:value-type="string">
            <text:p text:style-name="P2">Periodo di attività di una persona caratterizzato da una data, un luogo di svolgimento dell’attività e da una fascia oraria.</text:p>
            <text:p text:style-name="Standard">I turni sono di due tipi: <text:span text:style-name="Car._20_predefinito_20_paragrafo"><text:span text:style-name="T1">turni preparatori</text:span></text:span>, dove i <text:span text:style-name="Car._20_predefinito_20_paragrafo"><text:span text:style-name="T1">cuochi</text:span></text:span> lavorano a preparare le pietanze, e <text:span text:style-name="Car._20_predefinito_20_paragrafo"><text:span text:style-name="T1">turni di servizio</text:span></text:span>, dove lavorano il <text:span text:style-name="Car._20_predefinito_20_paragrafo"><text:span text:style-name="T1">personale di servizio</text:span></text:span> e i <text:span text:style-name="Car._20_predefinito_20_paragrafo"><text:span text:style-name="T1">cuochi</text:span></text:span> per realizzare il <text:span text:style-name="Car._20_predefinito_20_paragrafo"><text:span text:style-name="T1">servizio</text:span></text:span> stesso.</text:p>
            <text:p text:style-name="P2">Un <text:span text:style-name="Car._20_predefinito_20_paragrafo"><text:span text:style-name="T1">turno</text:span></text:span> può essere indicato come “completo” se la cucina e lo staff per quel turno sono completamente impegnati e non più disponibili per altre lavorazioni.</text:p>
          </table:table-cell>
          <table:table-cell table:style-name="Tabella1.A1" office:value-type="string">
            <text:p text:style-name="Standard"/>
          </table:table-cell>
        </table:table-row>
        <table:table-row table:style-name="TableLine1670401506640">
          <table:table-cell table:style-name="Tabella1.A1" office:value-type="string">
            <text:p text:style-name="P4">Turno preparatorio</text:p>
          </table:table-cell>
          <table:table-cell table:style-name="Tabella1.A1" office:value-type="string">
            <text:p text:style-name="Standard"><text:span text:style-name="Car._20_predefinito_20_paragrafo"><text:span text:style-name="T1">I turni preparatori</text:span></text:span>:</text:p>
            <text:list xml:id="list3578472210" text:style-name="WWNum4">
              <text:list-item>
                <text:p text:style-name="P13">sono inseriti dagli <text:span text:style-name="Car._20_predefinito_20_paragrafo"><text:span text:style-name="T1">organizzatori</text:span></text:span> a monte, a prescindere dagli <text:span text:style-name="Car._20_predefinito_20_paragrafo"><text:span text:style-name="T1">eventi</text:span></text:span> che si organizzeranno</text:p>
              </text:list-item>
              <text:list-item>
                <text:p text:style-name="P13">si ripetono con una certa cadenza, salvo situazioni particolari o festività</text:p>
              </text:list-item>
              <text:list-item>
                <text:p text:style-name="P13">possono essere raggruppati in modo tale che <text:soft-page-break/>quando il <text:span text:style-name="Car._20_predefinito_20_paragrafo"><text:span text:style-name="T1">personale</text:span></text:span> dà la propria disponibilità o è disponibile per tutti i turni del gruppo o non lo è per nessuno.</text:p>
              </text:list-item>
            </text:list>
          </table:table-cell>
          <table:table-cell table:style-name="Tabella1.A1" office:value-type="string">
            <text:p text:style-name="Standard">Turno di cucina</text:p>
          </table:table-cell>
        </table:table-row>
        <table:table-row table:style-name="TableLine1670401513712">
          <table:table-cell table:style-name="Tabella1.A1" office:value-type="string">
            <text:p text:style-name="P4">Turno di servizio</text:p>
          </table:table-cell>
          <table:table-cell table:style-name="Tabella1.A1" office:value-type="string">
            <text:p text:style-name="Standard"><text:span text:style-name="Car._20_predefinito_20_paragrafo"><text:span text:style-name="T1">I turni di servizio</text:span></text:span>:</text:p>
            <text:list xml:id="list1059524380" text:style-name="WWNum1">
              <text:list-item>
                <text:p text:style-name="P14">vengono inseriti dagli <text:span text:style-name="Car._20_predefinito_20_paragrafo"><text:span text:style-name="T1">organizzatori </text:span></text:span>in seguito alla presa in carico di un <text:span text:style-name="Car._20_predefinito_20_paragrafo"><text:span text:style-name="T1">evento</text:span></text:span> coi relativi <text:span text:style-name="Car._20_predefinito_20_paragrafo"><text:span text:style-name="T1">servizi</text:span></text:span>;</text:p>
              </text:list-item>
              <text:list-item>
                <text:p text:style-name="P14">possono prevedere un tempo aggiuntivo rispetto agli orari del <text:span text:style-name="Car._20_predefinito_20_paragrafo"><text:span text:style-name="T1">servizio</text:span></text:span> effettivo per la preparazione (prima) e per rigovernare (dopo)</text:p>
              </text:list-item>
              <text:list-item>
                <text:p text:style-name="P14">possono essere <text:s/>modificati solo finché non ci sono disponibilità date dal <text:span text:style-name="Car._20_predefinito_20_paragrafo"><text:span text:style-name="T1">personale</text:span></text:span>.</text:p>
              </text:list-item>
              <text:list-item>
                <text:p text:style-name="P14">a differenza dei <text:span text:style-name="Car._20_predefinito_20_paragrafo"><text:span text:style-name="T1">turni preparatori</text:span></text:span>, possono esserci più turni di servizio con orari uguali o sovrapposti, perché possono anche esserci <text:span text:style-name="Car._20_predefinito_20_paragrafo"><text:span text:style-name="T1">servizi</text:span></text:span> in parallelo.</text:p>
              </text:list-item>
            </text:list>
          </table:table-cell>
          <table:table-cell table:style-name="Tabella1.A1" office:value-type="string">
            <text:p text:style-name="Standard"/>
          </table:table-cell>
        </table:table-row>
        <table:table-row table:style-name="TableLine1670401502288">
          <table:table-cell table:style-name="Tabella1.A1" office:value-type="string">
            <text:p text:style-name="P3"><text:span text:style-name="Car._20_predefinito_20_paragrafo"><text:span text:style-name="T4">Voce di un </text:span></text:span><text:span text:style-name="Car._20_predefinito_20_paragrafo"><text:span text:style-name="T3">menù</text:span></text:span></text:p>
          </table:table-cell>
          <table:table-cell table:style-name="Tabella1.A1" office:value-type="string">
            <text:p text:style-name="P3">Singolo elemento di un <text:span text:style-name="Car._20_predefinito_20_paragrafo"><text:span text:style-name="T1">menù</text:span></text:span>. Può appartenere ad una <text:span text:style-name="Car._20_predefinito_20_paragrafo"><text:span text:style-name="T1">sezione</text:span></text:span> se il <text:span text:style-name="Car._20_predefinito_20_paragrafo"><text:span text:style-name="T1">menù</text:span></text:span> è diviso in <text:span text:style-name="Car._20_predefinito_20_paragrafo"><text:span text:style-name="T1">sezioni</text:span></text:span>.</text:p>
            <text:p text:style-name="P3">Ogni voce fa riferimento ad una <text:span text:style-name="Car._20_predefinito_20_paragrafo"><text:span text:style-name="T1">ricetta</text:span></text:span> nel <text:span text:style-name="Car._20_predefinito_20_paragrafo"><text:span text:style-name="T1">ricettario</text:span></text:span>, ma il testo della voce può anche essere diverso dal nome della <text:span text:style-name="Car._20_predefinito_20_paragrafo"><text:span text:style-name="T1">ricetta</text:span></text:span>.</text:p>
          </table:table-cell>
          <table:table-cell table:style-name="Tabella1.A1" office:value-type="string">
            <text:p text:style-name="P3"/>
          </table:table-cell>
        </table:table-row>
        <table:table-row table:style-name="TableLine1670401513168">
          <table:table-cell table:style-name="Tabella1.A38" office:value-type="string">
            <text:p text:style-name="P3">Procedura di <text:span text:style-name="Car._20_predefinito_20_paragrafo"><text:span text:style-name="T2">cucina</text:span></text:span></text:p>
          </table:table-cell>
          <table:table-cell table:style-name="Tabella1.A38" office:value-type="string">
            <text:p text:style-name="P3">Elemento del <text:span text:style-name="Car._20_predefinito_20_paragrafo"><text:span text:style-name="T1">ricettario</text:span></text:span></text:p>
            <text:p text:style-name="P3">Può essere una <text:span text:style-name="Car._20_predefinito_20_paragrafo"><text:span text:style-name="T1">ricetta</text:span></text:span> o una <text:span text:style-name="Car._20_predefinito_20_paragrafo"><text:span text:style-name="T1">preparazione</text:span></text:span></text:p>
          </table:table-cell>
          <table:table-cell table:style-name="Tabella1.A38" office:value-type="string">
            <text:p text:style-name="P3"/>
          </table:table-cell>
        </table:table-row>
        <table:table-row table:style-name="TableLine1670401505824">
          <table:table-cell table:style-name="Tabella1.A38" office:value-type="string">
            <text:p text:style-name="P3">Compito di <text:span text:style-name="Car._20_predefinito_20_paragrafo"><text:span text:style-name="T2">cucina</text:span></text:span></text:p>
          </table:table-cell>
          <table:table-cell table:style-name="Tabella1.A38" office:value-type="string">
            <text:p text:style-name="P2">Attività da svolgere durante un <text:span text:style-name="Car._20_predefinito_20_paragrafo"><text:span text:style-name="T1">turno preparatorio </text:span></text:span></text:p>
            <text:p text:style-name="P2">Consiste in una <text:span text:style-name="Car._20_predefinito_20_paragrafo"><text:span text:style-name="T1">procedura di cucina</text:span></text:span></text:p>
            <text:p text:style-name="P2">Il <text:span text:style-name="Car._20_predefinito_20_paragrafo"><text:span text:style-name="T1">compito di cucina </text:span></text:span>può avere assegnato un <text:span text:style-name="Car._20_predefinito_20_paragrafo"><text:span text:style-name="T1">cuoco </text:span></text:span></text:p>
          </table:table-cell>
          <table:table-cell table:style-name="Tabella1.A38" office:value-type="string">
            <text:p text:style-name="P3"/>
          </table:table-cell>
        </table:table-row>
        <table:table-row table:style-name="TableLine1670401504464">
          <table:table-cell table:style-name="Tabella1.A38" office:value-type="string">
            <text:p text:style-name="P3">Foglio riepilogativo</text:p>
          </table:table-cell>
          <table:table-cell table:style-name="Tabella1.A38" office:value-type="string">
            <text:p text:style-name="P3">Documento contenente tutti i <text:span text:style-name="Car._20_predefinito_20_paragrafo"><text:span text:style-name="T1">compiti di cucina </text:span></text:span>necessari per un servizio</text:p>
          </table:table-cell>
          <table:table-cell table:style-name="Tabella1.A38" office:value-type="string">
            <text:p text:style-name="P3"/>
          </table:table-cell>
        </table:table-row>
        <table:table-row table:style-name="TableLine1670401509360">
          <table:table-cell table:style-name="Tabella1.A38" office:value-type="string">
            <text:p text:style-name="P3">Tabellone dei turni</text:p>
          </table:table-cell>
          <table:table-cell table:style-name="Tabella1.A38" office:value-type="string">
            <text:p text:style-name="P3">Insieme dei <text:span text:style-name="Car._20_predefinito_20_paragrafo"><text:span text:style-name="T2">turni preparatori </text:span></text:span>a cui è stato già assegnato almeno un <text:span text:style-name="Car._20_predefinito_20_paragrafo"><text:span text:style-name="T2">compito di cucina</text:span></text:span></text:p>
          </table:table-cell>
          <table:table-cell table:style-name="Tabella1.A38" office:value-type="string">
            <text:p text:style-name="P3"/>
          </table:table-cell>
        </table:table-row>
        <table:table-row table:style-name="TableLine1670401509360">
          <table:table-cell table:style-name="Tabella1.A38" office:value-type="string">
            <text:p text:style-name="P15">Calendario dei turni</text:p>
          </table:table-cell>
          <table:table-cell table:style-name="Tabella1.A38" office:value-type="string">
            <text:p text:style-name="P15">Calendario che tiene traccia dei <text:span text:style-name="T2">turni preparatori </text:span><text:span text:style-name="T5">e di quelli di </text:span><text:span text:style-name="T2">servizio</text:span></text:p>
            <text:p text:style-name="P15"><text:span text:style-name="T5">Il sistema controlla che i </text:span><text:span text:style-name="T2">turni preparatori </text:span><text:span text:style-name="T5">non si sovrappongano nello stesso luogo </text:span></text:p>
          </table:table-cell>
          <table:table-cell table:style-name="Tabella1.A3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353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24pt" fo:font-weight="bold" style:font-name-asian="Bitter" style:font-family-asian="Bitter" style:font-family-generic-asian="roman" style:font-pitch-asian="variable" style:font-size-asian="24pt" style:font-weight-asian="bold" style:font-name-complex="Bitter" style:font-family-complex="Bitter" style:font-family-generic-complex="roman" style:font-pitch-complex="variable" style:font-size-complex="24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176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353cm" fo:margin-bottom="0.176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="Roboto" fo:font-family="Roboto" style:font-family-generic="system" style:font-pitch="variable" style:text-underline-style="none" style:font-name-asian="Roboto" style:font-family-asian="Roboto" style:font-family-generic-asian="system" style:font-pitch-asian="variable" style:font-name-complex="Roboto" style:font-family-complex="Roboto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WW_5f_CharLFO1LVL1" style:display-name="WW_CharLFO1LVL1" style:family="text">
      <style:text-properties style:font-name="Roboto" fo:font-family="Roboto" style:font-family-generic="system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/>
    <meta:creation-date>2021-05-11T14:19:00Z</meta:creation-date>
    <dc:date>2021-05-11T17:49:44.850000000</dc:date>
    <meta:editing-cycles>3</meta:editing-cycles>
    <meta:editing-duration>PT1H14M28S</meta:editing-duration>
    <meta:document-statistic meta:table-count="1" meta:image-count="0" meta:object-count="0" meta:page-count="5" meta:paragraph-count="130" meta:word-count="1357" meta:character-count="8552" meta:non-whitespace-character-count="7332"/>
    <meta:template xlink:type="simple" xlink:actuate="onRequest" xlink:title="" xlink:href="Normal.dotm"/>
  </office:meta>
</office:document-meta>
</file>